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E3000002D0C32BB05E79C491F5.png" manifest:media-type="image/png"/>
  <manifest:file-entry manifest:full-path="Pictures/10000201000000DE000000FDB2FD79329E352221.png" manifest:media-type="image/png"/>
  <manifest:file-entry manifest:full-path="Pictures/1000000000000421000000B8A3E59788A01B5109.jpg" manifest:media-type="image/jpeg"/>
  <manifest:file-entry manifest:full-path="Pictures/100002010000016A0000011856CE630D85BF26C3.png" manifest:media-type="image/png"/>
  <manifest:file-entry manifest:full-path="Pictures/10000201000001C7000001558150523D92D5AD8F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 Black1" svg:font-family="'Arial Black'" style:font-family-generic="roman"/>
    <style:font-face style:name="Arial1" svg:font-family="Arial" style:font-pitch="variable"/>
    <style:font-face style:name="MS Gothic" svg:font-family="'MS Gothic'" style:font-pitch="variable"/>
    <style:font-face style:name="Microsoft YaHei1" svg:font-family="'Microsoft YaHei'" style:font-pitch="variable"/>
    <style:font-face style:name="Tahoma1" svg:font-family="Tahoma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4ab8e0" draw:textarea-horizontal-align="justify" draw:textarea-vertical-align="middle" draw:auto-grow-height="false" fo:min-height="1.868cm" fo:min-width="2.088cm" fo:wrap-option="no-wrap"/>
    </style:style>
    <style:style style:name="gr2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0066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visible" draw:shadow-offset-x="0.203cm" draw:shadow-offset-y="0.203cm" draw:shadow-color="#666666" draw:shadow-opacity="100%"/>
    </style:style>
    <style:style style:name="gr3" style:family="graphic" style:parent-style-name="standard">
      <style:graphic-properties draw:stroke="none" draw:fill="solid" draw:fill-color="#0066cc" draw:shadow="visible" draw:shadow-offset-x="0.203cm" draw:shadow-offset-y="0.203cm" draw:shadow-color="#666666"/>
    </style:style>
    <style:style style:name="gr4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808080" draw:textarea-horizontal-align="center" draw:textarea-vertical-align="middle" draw:auto-grow-height="false" draw:fit-to-size="false" style:shrink-to-fit="false" fo:min-height="2.522cm" fo:min-width="2.29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0066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visible" draw:shadow-offset-x="0.203cm" draw:shadow-offset-y="0.203cm" draw:shadow-color="#808080" draw:shadow-opacity="100%"/>
    </style:style>
    <style:style style:name="gr6" style:family="graphic" style:parent-style-name="standard">
      <style:graphic-properties draw:stroke="none" svg:stroke-width="0cm" draw:fill-color="#0066cc" draw:shadow="visible" draw:shadow-offset-x="0.203cm" draw:shadow-offset-y="0.203cm" dr3d:depth="1.156cm" dr3d:close-front="true" dr3d:close-back="true" dr3d:texture-generation-mode-x="parallel" dr3d:texture-generation-mode-y="parallel"/>
    </style:style>
    <style:style style:name="gr7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808080" draw:textarea-horizontal-align="center" draw:textarea-vertical-align="middle" draw:auto-grow-height="false" draw:fit-to-size="false" style:shrink-to-fit="false" fo:min-height="0.155cm" fo:min-width="4.403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8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33416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9" style:family="graphic" style:parent-style-name="standard">
      <style:graphic-properties draw:stroke="none" draw:fill-color="#334160" dr3d:vertical-segments="16" dr3d:close-front="true" dr3d:close-back="true"/>
    </style:style>
    <style:style style:name="gr10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808080" draw:textarea-horizontal-align="center" draw:textarea-vertical-align="middle" draw:auto-grow-height="false" draw:fit-to-size="false" style:shrink-to-fit="false" fo:min-height="0.967cm" fo:min-width="0.92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11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3b2f5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visible" draw:shadow-offset-x="0.2cm" draw:shadow-offset-y="0.2cm" draw:shadow-color="#808080" draw:shadow-opacity="100%"/>
    </style:style>
    <style:style style:name="gr12" style:family="graphic" style:parent-style-name="standard">
      <style:graphic-properties draw:stroke="none" draw:fill-color="#3b2f50" draw:shadow="visible"/>
    </style:style>
    <style:style style:name="gr1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808080" draw:textarea-horizontal-align="center" draw:textarea-vertical-align="middle" draw:auto-grow-height="false" draw:fit-to-size="false" style:shrink-to-fit="false" fo:min-height="1.08cm" fo:min-width="0.734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14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336666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visible" draw:shadow-offset-x="0.2cm" draw:shadow-offset-y="0.2cm" draw:shadow-color="#808080" draw:shadow-opacity="100%"/>
    </style:style>
    <style:style style:name="gr15" style:family="graphic" style:parent-style-name="standard">
      <style:graphic-properties draw:stroke="none" draw:fill-color="#336666" draw:shadow="visible"/>
    </style:style>
    <style:style style:name="gr16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666666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visible" draw:shadow-offset-x="0.2cm" draw:shadow-offset-y="0.2cm" draw:shadow-color="#808080" draw:shadow-opacity="100%"/>
    </style:style>
    <style:style style:name="gr17" style:family="graphic" style:parent-style-name="standard">
      <style:graphic-properties draw:stroke="none" svg:stroke-width="0cm" draw:fill-color="#666666" draw:shadow="visible" dr3d:depth="0.568cm" dr3d:close-front="true" dr3d:close-back="true" dr3d:texture-generation-mode-x="parallel" dr3d:texture-generation-mode-y="parallel"/>
    </style:style>
    <style:style style:name="gr18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808080" draw:textarea-horizontal-align="center" draw:textarea-vertical-align="middle" draw:auto-grow-height="false" draw:fit-to-size="false" style:shrink-to-fit="false" fo:min-height="0.401cm" fo:min-width="1.746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19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0066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visible" draw:shadow-offset-x="0.2cm" draw:shadow-offset-y="0.2cm" draw:shadow-color="#808080" draw:shadow-opacity="100%"/>
    </style:style>
    <style:style style:name="gr20" style:family="graphic" style:parent-style-name="standard">
      <style:graphic-properties draw:stroke="none" svg:stroke-width="0cm" draw:fill-color="#0066cc" draw:shadow="visible" dr3d:depth="0.981cm" dr3d:close-front="true" dr3d:close-back="true" dr3d:texture-generation-mode-x="parallel" dr3d:texture-generation-mode-y="parallel"/>
    </style:style>
    <style:style style:name="gr21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808080" draw:textarea-horizontal-align="center" draw:textarea-vertical-align="middle" draw:auto-grow-height="false" draw:fit-to-size="false" style:shrink-to-fit="false" fo:min-height="0.368cm" fo:min-width="2.59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22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808080" draw:textarea-horizontal-align="center" draw:textarea-vertical-align="middle" draw:auto-grow-height="false" draw:fit-to-size="false" style:shrink-to-fit="false" fo:min-height="0.368cm" fo:min-width="2.577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23" style:family="graphic" style:parent-style-name="standard">
      <style:graphic-properties draw:stroke="none" svg:stroke-width="0cm" draw:fill-color="#336666" draw:shadow="visible" dr3d:depth="0.568cm" dr3d:close-front="true" dr3d:close-back="true" dr3d:texture-generation-mode-x="parallel" dr3d:texture-generation-mode-y="parallel"/>
    </style:style>
    <style:style style:name="gr24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808080" draw:textarea-horizontal-align="center" draw:textarea-vertical-align="middle" draw:auto-grow-height="false" draw:fit-to-size="false" style:shrink-to-fit="false" fo:min-height="0.384cm" fo:min-width="1.737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25" style:family="graphic" style:parent-style-name="standard">
      <style:graphic-properties draw:stroke="none" svg:stroke-width="0cm" draw:fill-color="#0066cc" draw:shadow="visible" dr3d:depth="0.542cm" dr3d:close-front="true" dr3d:close-back="true" dr3d:texture-generation-mode-x="parallel" dr3d:texture-generation-mode-y="parallel"/>
    </style:style>
    <style:style style:name="gr26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808080" draw:textarea-horizontal-align="center" draw:textarea-vertical-align="middle" draw:auto-grow-height="false" draw:fit-to-size="false" style:shrink-to-fit="false" fo:min-height="0.357cm" fo:min-width="0.976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27" style:family="graphic" style:parent-style-name="standard">
      <style:graphic-properties draw:stroke="none" svg:stroke-width="0cm" draw:fill-color="#0066cc" draw:shadow="visible" dr3d:depth="0.362cm" dr3d:close-front="true" dr3d:close-back="true" dr3d:texture-generation-mode-x="parallel" dr3d:texture-generation-mode-y="parallel"/>
    </style:style>
    <style:style style:name="gr28" style:family="graphic" style:parent-style-name="standard">
      <style:graphic-properties draw:stroke="none" svg:stroke-width="0cm" draw:fill-color="#0066cc" draw:shadow="visible" dr3d:depth="0.323cm" dr3d:close-front="true" dr3d:close-back="true" dr3d:texture-generation-mode-x="parallel" dr3d:texture-generation-mode-y="parallel"/>
    </style:style>
    <style:style style:name="gr29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808080" draw:textarea-horizontal-align="center" draw:textarea-vertical-align="middle" draw:auto-grow-height="false" draw:fit-to-size="false" style:shrink-to-fit="false" fo:min-height="0.421cm" fo:min-width="0.407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30" style:family="graphic" style:parent-style-name="standard">
      <style:graphic-properties draw:stroke="none" draw:fill-color="#0066cc" draw:shadow="visible"/>
    </style:style>
    <style:style style:name="gr31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808080" draw:textarea-horizontal-align="center" draw:textarea-vertical-align="middle" draw:auto-grow-height="false" draw:fit-to-size="false" style:shrink-to-fit="false" fo:min-height="8.393cm" fo:min-width="6.483cm" fo:padding-top="0.13cm" fo:padding-bottom="0.13cm" fo:padding-left="0.25cm" fo:padding-right="0.25cm" fo:wrap-option="wrap" draw:shadow="hidden" draw:shadow-offset-x="0.3cm" draw:shadow-offset-y="0.3cm" draw:shadow-color="#868686" draw:shadow-opacity="100%"/>
    </style:style>
    <style:style style:name="gr32" style:family="graphic">
      <style:graphic-properties style:protect="size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42cm, 0cm, 0cm, 0cm)" draw:image-opacity="100%" style:mirror="none"/>
    </style:style>
    <style:style style:name="pr1" style:family="presentation" style:parent-style-name="Blue_5f_Curve1-title">
      <style:graphic-properties draw:auto-grow-height="true" fo:min-height="1.328cm"/>
    </style:style>
    <style:style style:name="pr2" style:family="presentation" style:parent-style-name="Blue_5f_Curve1-notes">
      <style:graphic-properties draw:fill-color="#ffffff" fo:min-height="12.572cm"/>
    </style:style>
    <style:style style:name="pr3" style:family="presentation" style:parent-style-name="Blue_5f_Curve1-title">
      <style:graphic-properties fo:min-height="1.328cm"/>
    </style:style>
    <style:style style:name="P1" style:family="paragraph">
      <style:paragraph-properties fo:text-align="center"/>
    </style:style>
    <style:style style:name="P2" style:family="paragraph">
      <loext:graphic-properties draw:fill-color="#4ab8e0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4" style:family="paragraph">
      <loext:graphic-properties draw:fill="solid" draw:fill-color="#80808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style:font-name="Arial Black1" fo:font-size="24pt" fo:font-style="italic" fo:text-shadow="none" style:text-underline-style="none" fo:font-weight="normal" style:letter-kerning="true" style:font-name-asian="MS Gothic" style:font-size-asian="24pt" style:font-style-asian="italic" style:font-weight-asian="normal" style:font-name-complex="Tahoma1" style:font-size-complex="24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1" presentation:presentation-page-layout-name="AL1T1">
        <draw:frame presentation:style-name="pr1" draw:layer="layout" svg:width="25.199cm" svg:height="1.328cm" svg:x="1.4cm" svg:y="0.627cm" presentation:class="title" presentation:placeholder="true">
          <draw:text-box/>
        </draw:frame>
        <draw:custom-shape draw:style-name="gr1" draw:text-style-name="P2" draw:layer="layout" svg:width="2.794cm" svg:height="2.286cm" svg:x="15.748cm" svg:y="3.81cm">
          <text:p text:style-name="P1">Text</text:p>
          <draw:enhanced-geometry svg:viewBox="0 0 21600 21600" draw:extrusion="true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3d:scene draw:style-name="gr2" svg:width="3.69cm" svg:height="5.887cm" svg:x="18.408cm" svg:y="7.067cm" dr3d:transform="matrix (0.960401886587473 -0.0689288150871505 0.269957468298073 -0.00332741755334524 0.966008061089779 0.258490530197898 -0.278598536485117 -0.249153054085729 0.927526609380079 0.0151109834786472cm -0.0951739030377125cm 0.0604767726407568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3" draw:layer="layout"/>
        </dr3d:scene>
        <draw:custom-shape draw:style-name="gr4" draw:text-style-name="P4" draw:layer="layout" svg:width="2.79cm" svg:height="2.781cm" draw:transform="skewX (0.0642281164733913) rotate (-0.113446401379632) translate (18.684cm 9.342cm)">
          <text:p text:style-name="P3"><text:span text:style-name="T1">SignalK</text:span></text:p>
          <text:p text:style-name="P3"><text:span text:style-name="T1">server</text:span></text:p>
          <text:p text:style-name="P3"><text:span text:style-name="T1">node </text:span></text:p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g>
          <dr3d:scene draw:style-name="gr5" svg:width="6.831cm" svg:height="1.535cm" svg:x="8.665cm" svg:y="5.078cm" dr3d:transform="matrix (0.947815510130031 -0.0657462085779519 0.311966656574981 -0.317848326366754 -0.27117147486081 0.908536445415187 0.0248636317298947 -0.960283014157511 -0.277917852139374 -13.2237329366771cm -0.0607875983923677cm 1.09242389916197cm)" dr3d:vrp="(0 0 18576)" dr3d:vpn="(0 0 17420)" dr3d:projection="perspective" dr3d:distance="1.15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6" draw:layer="layout" svg:viewBox="9144 -6858 6096 3302" svg:d="M9144-6858v3302h6096v-3302z"/>
          </dr3d:scene>
          <draw:custom-shape draw:style-name="gr7" draw:text-style-name="P4" draw:layer="layout" svg:width="4.902cm" svg:height="0.414cm" draw:transform="skewX (-0.68032934242739) rotate (-0.020245819323135) translate (9.652cm 5.222cm)">
            <text:p text:style-name="P3"><text:span text:style-name="T2">O</text:span><text:span text:style-name="T1">penCPN </text:span></text:p>
  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</draw:g>
        <draw:custom-shape draw:style-name="gr4" draw:text-style-name="P4" draw:layer="layout" svg:width="2.79cm" svg:height="2.781cm" draw:transform="skewX (0.0642281164733913) rotate (-0.113446401379632) translate (9.129cm 9.387cm)">
          <text:p text:style-name="P3"><text:span text:style-name="T1">SignalK</text:span></text:p>
          <text:p text:style-name="P3"><text:span text:style-name="T1">server</text:span></text:p>
          <text:p text:style-name="P3"><text:span text:style-name="T1">node </text:span></text:p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g>
          <dr3d:scene draw:style-name="gr8" svg:width="2.527cm" svg:height="2.1cm" svg:x="23.622cm" svg:y="6.35cm" dr3d:transform="matrix (0.999498274245075 0.0177358308325983 -0.0262419527816623 0 -0.828518929459524 -0.55996105536658 -0.0316733291764149 0.559680108483347 -0.82810324017417 0cm -4.52071103779292cm -1.39805656580417cm)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rotate draw:style-name="gr9" draw:layer="layout" svg:viewBox="0 -5000 2500 10000" svg:d="M0-5000h250 250 500 500 500 250 250v10000h-250-250-500-500-500-250-250z"/>
          </dr3d:scene>
          <draw:custom-shape draw:style-name="gr10" draw:text-style-name="P4" draw:layer="layout" svg:width="1.421cm" svg:height="1.226cm" draw:transform="skewX (0.180641577581413) rotate (0.00907571211037051) translate (24.343cm 7.005cm)">
            <text:p text:style-name="P3"><text:span text:style-name="T1">InfluxDB </text:span></text:p>
  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</draw:g>
        <draw:g>
          <dr3d:scene draw:style-name="gr11" svg:width="1.939cm" svg:height="2.033cm" svg:x="3.302cm" svg:y="5.08cm" dr3d:transform="matrix (0.964323601521242 -0.0461160162203393 0.260678546484102 -0.0350813695837146 0.953763449608828 0.298503902316864 -0.262391480534773 -0.296999318582098 0.918118791717354 0.0211454559006313cm 0.00549596480638834cm -0.0377295786328917cm)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cube draw:style-name="gr12" draw:layer="layout"/>
          </dr3d:scene>
          <draw:custom-shape draw:style-name="gr13" draw:text-style-name="P4" draw:layer="layout" svg:width="1.233cm" svg:height="1.339cm" draw:transform="skewX (0.0760963553869528) rotate (-0.0914552528045028) translate (3.671cm 5.548cm)">
            <text:p text:style-name="P3"><text:span text:style-name="T1">Adapter </text:span></text:p>
  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</draw:g>
        <draw:g>
          <dr3d:scene draw:style-name="gr14" svg:width="1.939cm" svg:height="2.033cm" svg:x="1.363cm" svg:y="2.793cm" dr3d:transform="matrix (0.964323601521242 -0.0461160162203393 0.260678546484102 -0.0350813695837146 0.953763449608828 0.298503902316864 -0.262391480534773 -0.296999318582098 0.918118791717354 0.0211454559006313cm 0.00549596480638834cm -0.0377295786328917cm)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cube draw:style-name="gr15" draw:layer="layout"/>
          </dr3d:scene>
          <draw:custom-shape draw:style-name="gr13" draw:text-style-name="P4" draw:layer="layout" svg:width="1.233cm" svg:height="1.339cm" draw:transform="skewX (0.0760963553869528) rotate (-0.0914552528045028) translate (1.748cm 3.302cm)">
            <text:p text:style-name="P3"><text:span text:style-name="T1">Adapter </text:span></text:p>
  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</draw:g>
        <draw:g>
          <dr3d:scene draw:style-name="gr16" svg:width="3.055cm" svg:height="1.531cm" svg:x="10.922cm" svg:y="2.787cm" dr3d:transform="matrix (1 0 0 0 0.939692620785931 0.342020143325607 0 -0.342020143325607 0.939692620785931 -12.4465cm 3.43868068021924cm 0.949350925362653cm)" dr3d:vrp="(0 0 9279.42857142857)" dr3d:vpn="(0 0 8711.42857142857)" dr3d:projection="perspective" dr3d:distance="0.568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17" draw:layer="layout" svg:viewBox="10922 -4318 3049 1524" svg:d="M10922-3175h2286v381l763-762-763-762v381h-2286z"/>
          </dr3d:scene>
          <draw:custom-shape draw:style-name="gr18" draw:text-style-name="P4" draw:layer="layout" svg:width="2.245cm" svg:height="0.66cm" draw:transform="skewX (0.179768912955416) rotate (0.00715584993317675) translate (11.217cm 3.318cm)">
            <text:p text:style-name="P3"><text:span text:style-name="T1">NMEA-0183 </text:span></text:p>
  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</draw:g>
        <draw:g>
          <dr3d:scene draw:style-name="gr19" svg:width="5.262cm" svg:height="2.714cm" svg:x="20.676cm" svg:y="2.753cm" dr3d:transform="matrix (1 0 0 0 0.965017178229106 -0.262186661984801 0 0.262186661984801 0.965017178229106 -23.3111248581314cm 3.84422891394236cm -1.55296814215734cm)" dr3d:vrp="(0 0 15961)" dr3d:vpn="(0 0 14980)" dr3d:projection="perspective" dr3d:distance="0.981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20" draw:layer="layout" svg:viewBox="20719.2629273435 -5450.99136909948 5183.72386157575 2668.13406153861" svg:d="M22208.7221110497-4420.1773213029l1022.07322706624-4.45966405413492 13.6485073707154 797.883273572363-2525.18091814312 11.0182502315947 14.2471261150458 832.878153992206 4138.29649080247-18.0568393894464-27.8956334857576-1630.76142756457 1059.07587814399-4.62111960208495-1886.63068597841-1014.69467498251z"/>
          </dr3d:scene>
          <draw:custom-shape draw:style-name="gr21" draw:text-style-name="P4" draw:layer="layout" svg:width="3.089cm" svg:height="0.627cm" draw:transform="skewX (0.172089464246641) rotate (-0.000349065850398201) translate (21.295cm 2.894cm)">
            <text:p text:style-name="P3"><text:span text:style-name="T1">NMEA-0183 </text:span></text:p>
  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</draw:g>
        <draw:g>
          <dr3d:scene draw:style-name="gr19" svg:width="2.865cm" svg:height="5.332cm" svg:x="23.622cm" svg:y="8.183cm" dr3d:transform="matrix (0.0129150774003242 0.999916596909834 0 -0.964936692814379 0.0124632715494715 -0.262186661984801 -0.262164794806991 0.00338616103286629 0.965017178229106 -4.13464420791639cm -23.2493356073107cm -1.55296814215734cm)" dr3d:vrp="(0 0 15961)" dr3d:vpn="(0 0 14980)" dr3d:projection="perspective" dr3d:distance="0.981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20" draw:layer="layout" svg:viewBox="20719.2629273435 -5450.99136909948 5183.72386157575 2668.13406153861" svg:d="M22208.7221110497-4420.1773213029l1022.07322706624-4.45966405413492 13.6485073707154 797.883273572363-2525.18091814312 11.0182502315947 14.2471261150458 832.878153992206 4138.29649080247-18.0568393894464-27.8956334857576-1630.76142756457 1059.07587814399-4.62111960208495-1886.63068597841-1014.69467498251z"/>
          </dr3d:scene>
          <draw:custom-shape draw:style-name="gr22" draw:text-style-name="P4" draw:layer="layout" svg:width="3.077cm" svg:height="0.627cm" draw:transform="skewX (0.0684169066781777) rotate (1.52978108937303) translate (23.712cm 13.137cm)">
            <text:p text:style-name="P3"><text:span text:style-name="T1">NMEA-0183 </text:span></text:p>
  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</draw:g>
        <draw:g>
          <dr3d:scene draw:style-name="gr14" svg:width="3.181cm" svg:height="1.673cm" svg:x="12.889cm" svg:y="9.067cm" dr3d:transform="matrix (1 0 0 0 0.939692620785931 0.342020143325607 0 -0.342020143325607 0.939692620785931 -12.4465cm 3.43868068021924cm 0.949350925362653cm)" dr3d:vrp="(0 0 9279.42857142857)" dr3d:vpn="(0 0 8711.42857142857)" dr3d:projection="perspective" dr3d:distance="0.568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23" draw:layer="layout" svg:viewBox="10922 -4318 3049 1524" svg:d="M10922-3175h2286v381l763-762-763-762v381h-2286z"/>
          </dr3d:scene>
          <draw:custom-shape draw:style-name="gr24" draw:text-style-name="P4" draw:layer="layout" svg:width="2.236cm" svg:height="0.643cm" draw:transform="skewX (0.179943445880615) rotate (0.00715584993317675) translate (13.32cm 9.67cm)">
            <text:p text:style-name="P3"><text:span text:style-name="T1">NMEA-2000 </text:span></text:p>
  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</draw:g>
        <draw:custom-shape draw:style-name="gr24" draw:text-style-name="P4" draw:layer="layout" svg:width="2.236cm" svg:height="0.643cm" draw:transform="skewX (0.179943445880615) rotate (0.00715584993317675) translate (12.496cm 11.192cm)">
          <text:p text:style-name="P3"><text:span text:style-name="T1">NMEA-2000 </text:span></text:p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g>
          <dr3d:scene draw:style-name="gr19" svg:width="2.63cm" svg:height="3.326cm" svg:x="6.332cm" svg:y="2.333cm" dr3d:transform="matrix (0.0574846291531674 -0.990049262460376 0.128444444460585 0.939303518845002 0.0972241866830539 0.329023338092023 -0.338237219856896 0.101734534084961 0.935545652375123 3.45909527546597cm 7.92341803718793cm 0.108593998948484cm)" dr3d:vrp="(0 0 7802)" dr3d:vpn="(0 0 7260)" dr3d:projection="perspective" dr3d:distance="0.542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25" draw:layer="layout" svg:viewBox="6350 -5081 2541 2033" svg:d="M7767-3078l310-229-465-366-449 351 313 244-1126 30 38-885 310 229 562-445v-932h739v947l562 445 310-244 20 885z"/>
          </dr3d:scene>
          <draw:custom-shape draw:style-name="gr26" draw:text-style-name="P4" draw:layer="layout" svg:width="1.476cm" svg:height="0.616cm" draw:transform="skewX (0.472635161440065) rotate (1.06430177786614) translate (7.431cm 3.641cm)">
            <text:p text:style-name="P3"><text:span text:style-name="T1">Delta</text:span></text:p>
  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</draw:g>
        <dr3d:scene draw:style-name="gr19" svg:width="2.033cm" svg:height="0.762cm" svg:x="6.603cm" svg:y="7.62cm" dr3d:transform="matrix (1 0 0 0 0.939692620785931 0.342020143325607 0 -0.342020143325607 0.939692620785931 -7.6205cm 7.58085615116056cm 2.56658981245759cm)" dr3d:vrp="(0 0 6170.57142857143)" dr3d:vpn="(0 0 5808.57142857143)" dr3d:projection="perspective" dr3d:distance="0.362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7" draw:layer="layout" svg:viewBox="6604 -8383 2033 763" svg:d="M6604-7810h1524v190l509-381-509-382v191h-1524z"/>
        </dr3d:scene>
        <dr3d:scene draw:style-name="gr16" svg:width="3.055cm" svg:height="1.531cm" svg:x="10.153cm" svg:y="6.858cm" dr3d:transform="matrix (1 0 0 0 0.939692620785931 0.342020143325607 0 -0.342020143325607 0.939692620785931 -12.4465cm 3.43868068021924cm 0.949350925362653cm)" dr3d:vrp="(0 0 9279.42857142857)" dr3d:vpn="(0 0 8711.42857142857)" dr3d:projection="perspective" dr3d:distance="0.568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7" draw:layer="layout" svg:viewBox="10922 -4318 3049 1524" svg:d="M10922-3175h2286v381l763-762-763-762v381h-2286z"/>
        </dr3d:scene>
        <dr3d:scene draw:style-name="gr14" svg:width="3.181cm" svg:height="1.673cm" svg:x="14.853cm" svg:y="11.027cm" dr3d:transform="matrix (1 0 0 0 0.939692620785931 0.342020143325607 0 -0.342020143325607 0.939692620785931 -12.4465cm 3.43868068021924cm 0.949350925362653cm)" dr3d:vrp="(0 0 9279.42857142857)" dr3d:vpn="(0 0 8711.42857142857)" dr3d:projection="perspective" dr3d:distance="0.568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3" draw:layer="layout" svg:viewBox="10922 -4318 3049 1524" svg:d="M10922-3175h2286v381l763-762-763-762v381h-2286z"/>
        </dr3d:scene>
        <dr3d:scene draw:style-name="gr19" svg:width="1.778cm" svg:height="0.763cm" svg:x="0.762cm" svg:y="6.35cm" dr3d:transform="matrix (1 0 0 0 0.939692620785931 0.342020143325607 0 -0.342020143325607 0.939692620785931 -1.6515cm 6.38077712996758cm 2.15054823653939cm)" dr3d:vrp="(0 0 5405.85714285714)" dr3d:vpn="(0 0 5082.85714285714)" dr3d:projection="perspective" dr3d:distance="0.323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8" draw:layer="layout" svg:viewBox="762 -7113 1779 763" svg:d="M762-6731l354 381v-190h1070v190l355-381-355-382v191h-1070v-191z"/>
        </dr3d:scene>
        <draw:custom-shape draw:style-name="gr29" draw:text-style-name="P4" draw:layer="layout" svg:width="0.906cm" svg:height="0.68cm" draw:transform="skewX (0.240855436775217) rotate (0.0788888821901437) translate (14.865cm 7.942cm)">
          <text:p text:style-name="P3"><text:span text:style-name="T1">SK</text:span></text:p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g>
          <dr3d:scene draw:style-name="gr19" svg:width="3.822cm" svg:height="3.959cm" svg:x="1.584cm" svg:y="7.874cm" dr3d:transform="matrix (0.99917923277962 0.000974300626238366 -0.0404958210216839 0.00182218872160442 0.997617623582643 0.0689619949362186 0.0404665344475333 -0.0689791842196608 0.99679703637912 0.000418288770641068cm -0.000558657834466003cm 0.0147059407230104cm)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30" draw:layer="layout"/>
          </dr3d:scene>
          <draw:custom-shape draw:style-name="gr29" draw:text-style-name="P4" draw:layer="layout" svg:width="0.906cm" svg:height="0.68cm" draw:transform="skewX (0.240855436775217) rotate (0.0788888821901437) translate (2.117cm 8.961cm)">
            <text:p text:style-name="P3"><text:span text:style-name="T1">SK</text:span></text:p>
  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  <dr3d:scene draw:style-name="gr19" svg:width="1.706cm" svg:height="1.87cm" svg:x="4.036cm" svg:y="10.922cm" dr3d:transform="matrix (0.588701396640381 -0.806702972788279 0.0515846807513475 0.727841571757208 0.556751293747318 0.400343156969976 -0.351677852608979 -0.198137100526989 0.914912223865818 3.98481242505527cm 5.11156881211598cm 2.46211057734664cm)" dr3d:vrp="(0 0 5405.85714285714)" dr3d:vpn="(0 0 5082.85714285714)" dr3d:projection="perspective" dr3d:distance="0.323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28" draw:layer="layout" svg:viewBox="762 -7113 1779 763" svg:d="M762-6731l354 381v-190h1070v190l355-381-355-382v191h-1070v-191z"/>
          </dr3d:scene>
          <draw:custom-shape draw:style-name="gr31" draw:text-style-name="P4" draw:layer="layout" svg:width="6.983cm" svg:height="8.652cm" draw:transform="skewX (-0.0340339204138894) rotate (0.619940950308386) translate (-3.838cm 6.083cm)">
            <text:p text:style-name="P3"><text:span text:style-name="T1">Streamer</text:span></text:p>
  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arch-down-pour" draw:modifiers="74.9577802873585 8425.19827503944" draw:enhanced-path="A ?f5 ?f5 ?f11 ?f11 ?f10 ?f9 ?f8 ?f9 N A 0 0 21600 21600 ?f4 ?f3 ?f2 ?f3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?f5 *cos($0 *(pi/180))"/>
              <draw:equation draw:name="f7" draw:formula="?f5 *sin($0 *(pi/180))"/>
              <draw:equation draw:name="f8" draw:formula="?f6 +10800"/>
              <draw:equation draw:name="f9" draw:formula="?f7 +10800"/>
              <draw:equation draw:name="f10" draw:formula="21600-?f8 "/>
              <draw:equation draw:name="f11" draw:formula="21600-?f5 "/>
              <draw:handle draw:handle-position="$1 $0" draw:handle-polar="10800 10800" draw:handle-radius-range-minimum="0" draw:handle-radius-range-maximum="10800"/>
            </draw:enhanced-geometry>
          </draw:custom-shape>
        </draw:g>
        <presentation:notes draw:style-name="dp2">
          <draw:page-thumbnail draw:style-name="gr32" draw:layer="layout" svg:width="15.265cm" svg:height="10.476cm" svg:x="3.16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1T1">
        <draw:frame presentation:style-name="pr3" draw:layer="layout" svg:width="25.199cm" svg:height="1.328cm" svg:x="1.4cm" svg:y="0.627cm" presentation:class="title" presentation:placeholder="true">
          <draw:text-box/>
        </draw:frame>
        <draw:frame draw:style-name="gr33" draw:text-style-name="P6" draw:layer="layout" svg:width="8.025cm" svg:height="6.014cm" svg:x="10.031cm" svg:y="4.889cm">
          <draw:image xlink:href="Pictures/10000201000001C7000001558150523D92D5AD8F.png" xlink:type="simple" xlink:show="embed" xlink:actuate="onLoad" loext:mime-type="image/png">
            <text:p/>
          </draw:image>
        </draw:frame>
        <draw:frame draw:style-name="gr34" draw:text-style-name="P6" draw:layer="layout" svg:width="3.915cm" svg:height="4.318cm" svg:x="2.54cm" svg:y="4.064cm">
          <draw:image xlink:href="Pictures/10000201000000DE000000FDB2FD79329E352221.png" xlink:type="simple" xlink:show="embed" xlink:actuate="onLoad" loext:mime-type="image/png">
            <text:p/>
          </draw:image>
        </draw:frame>
        <draw:frame draw:style-name="gr33" draw:text-style-name="P6" draw:layer="layout" svg:width="6.384cm" svg:height="4.938cm" svg:x="19.778cm" svg:y="4.968cm">
          <draw:image xlink:href="Pictures/100002010000016A0000011856CE630D85BF26C3.png" xlink:type="simple" xlink:show="embed" xlink:actuate="onLoad" loext:mime-type="image/png">
            <text:p/>
          </draw:image>
        </draw:frame>
        <presentation:notes draw:style-name="dp2">
          <draw:page-thumbnail draw:style-name="gr32" draw:layer="layout" svg:width="15.265cm" svg:height="10.476cm" svg:x="3.16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 Black1" svg:font-family="'Arial Black'" style:font-family-generic="roman"/>
    <style:font-face style:name="Arial1" svg:font-family="Arial" style:font-pitch="variable"/>
    <style:font-face style:name="MS Gothic" svg:font-family="'MS Gothic'" style:font-pitch="variable"/>
    <style:font-face style:name="Microsoft YaHei1" svg:font-family="'Microsoft YaHei'" style:font-pitch="variable"/>
    <style:font-face style:name="Tahoma1" svg:font-family="Tahoma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1E3000002D0C32BB05E79C491F5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#ffffff" style:font-size-asian="26.3999996185303pt" style:font-size-complex="26.3999996185303pt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fo:font-size="15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74cm" fo:margin-bottom="0cm" fo:text-indent="0cm"/>
      <style:text-properties fo:font-size="15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74cm" fo:margin-bottom="0cm" fo:text-indent="0cm"/>
      <style:text-properties fo:font-size="15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74cm" fo:margin-bottom="0cm" fo:text-indent="0cm"/>
      <style:text-properties fo:font-size="15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74cm" fo:margin-bottom="0cm" fo:text-indent="0cm"/>
      <style:text-properties fo:font-size="15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31.1000003814697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#ffffff" style:font-size-asian="26.3999996185303pt" style:font-size-complex="26.3999996185303pt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  <style:text-properties fo:font-size="15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074cm" fo:margin-bottom="0cm" fo:text-indent="0cm"/>
      <style:text-properties fo:font-size="15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074cm" fo:margin-bottom="0cm" fo:text-indent="0cm"/>
      <style:text-properties fo:font-size="15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074cm" fo:margin-bottom="0cm" fo:text-indent="0cm"/>
      <style:text-properties fo:font-size="15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074cm" fo:margin-bottom="0cm" fo:text-indent="0cm"/>
      <style:text-properties fo:font-size="15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1.1000003814697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5.479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1.962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</style:style>
    <style:style style:name="MP7" style:family="paragraph">
      <style:text-properties fo:font-size="14pt"/>
    </style:style>
    <style:style style:name="MP8" style:family="paragraph">
      <loext:graphic-properties draw:fill="none" draw:fill-color="#ffffff"/>
      <style:text-properties fo:font-size="14pt"/>
    </style:style>
    <style:style style:name="MP9" style:family="paragraph">
      <style:paragraph-properties fo:text-align="center"/>
      <style:text-properties fo:font-size="14pt"/>
    </style:style>
    <style:style style:name="MP10" style:family="paragraph">
      <loext:graphic-properties draw:fill="none" draw:fill-color="#ffffff"/>
      <style:paragraph-properties fo:text-align="center"/>
      <style:text-properties fo:font-size="14pt"/>
    </style:style>
    <style:style style:name="MP11" style:family="paragraph">
      <style:paragraph-properties fo:text-align="end"/>
      <style:text-properties fo:font-size="14pt"/>
    </style:style>
    <style:style style:name="MP12" style:family="paragraph">
      <loext:graphic-properties draw:fill="none" draw:fill-color="#ffffff"/>
      <style:paragraph-properties fo:text-align="end"/>
      <style:text-properties fo:font-size="14pt"/>
    </style:style>
    <style:style style:name="MP13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3.655cm" svg:x="0cm" svg:y="12.096cm">
        <draw:image xlink:href="Pictures/1000000000000421000000B8A3E59788A01B5109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2.63cm" svg:x="0cm" svg:y="4.877cm" presentation:class="title" presentation:placeholder="true">
        <draw:text-box/>
      </draw:frame>
      <draw:frame draw:style-name="Mgr4" draw:text-style-name="MP6" draw:layer="backgroundobjects" svg:width="25.199cm" svg:height="5.729cm" svg:x="1.4cm" svg:y="8.45cm">
        <draw:text-box>
          <text:p/>
        </draw:text-box>
      </draw:frame>
      <draw:frame presentation:style-name="Mpr1" draw:text-style-name="MP8" draw:layer="backgroundobjects" svg:width="6.523cm" svg:height="1.086cm" svg:x="1.4cm" svg:y="14.348cm" presentation:class="date-time">
        <draw:text-box>
          <text:p text:style-name="MP7"><text:span text:style-name="MT2"><presentation:date-time/></text:span></text:p>
        </draw:text-box>
      </draw:frame>
      <draw:frame presentation:style-name="Mpr1" draw:text-style-name="MP10" draw:layer="backgroundobjects" svg:width="8.875cm" svg:height="1.086cm" svg:x="9.576cm" svg:y="14.348cm" presentation:class="footer">
        <draw:text-box>
          <text:p text:style-name="MP9"><text:span text:style-name="MT2"><presentation:footer/></text:span></text:p>
        </draw:text-box>
      </draw:frame>
      <draw:frame presentation:style-name="Mpr1" draw:text-style-name="MP12" draw:layer="backgroundobjects" svg:width="6.523cm" svg:height="1.086cm" svg:x="20.076cm" svg:y="14.348cm" presentation:class="page-number">
        <draw:text-box>
          <text:p text:style-name="MP11"><text:span text:style-name="MT2"><text:page-number>&lt;number&gt;</text:page-number></text:span></text:p>
        </draw:text-box>
      </draw:frame>
      <draw:frame presentation:style-name="Blue_5f_Curv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Blue_5f_Curve-title" draw:layer="backgroundobjects" svg:width="15.265cm" svg:height="10.476cm" svg:x="3.161cm" svg:y="2.123cm" presentation:class="page"/>
        <draw:frame presentation:style-name="Blue_5f_Curv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8" draw:layer="backgroundobjects" svg:width="9.369cm" svg:height="1.396cm" svg:x="0cm" svg:y="0cm" presentation:class="header">
          <draw:text-box>
            <text:p text:style-name="MP7"><text:span text:style-name="MT2"><presentation:header/></text:span></text:p>
          </draw:text-box>
        </draw:frame>
        <draw:frame presentation:style-name="Mpr2" draw:text-style-name="MP12" draw:layer="backgroundobjects" svg:width="9.369cm" svg:height="1.396cm" svg:x="12.219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3" draw:text-style-name="MP8" draw:layer="backgroundobjects" svg:width="9.369cm" svg:height="1.396cm" svg:x="0cm" svg:y="26.543cm" presentation:class="footer">
          <draw:text-box>
            <text:p text:style-name="MP7"><text:span text:style-name="MT2"><presentation:footer/></text:span></text:p>
          </draw:text-box>
        </draw:frame>
        <draw:frame presentation:style-name="Mpr3" draw:text-style-name="MP12" draw:layer="backgroundobjects" svg:width="9.369cm" svg:height="1.396cm" svg:x="12.219cm" svg:y="26.543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13" draw:layer="backgroundobjects" svg:width="27.991cm" svg:height="1.962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13" draw:layer="backgroundobjects" svg:width="27.991cm" svg:height="1.962cm" svg:x="0cm" svg:y="13.792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328cm" svg:x="1.4cm" svg:y="0.627cm" presentation:class="title" presentation:placeholder="true">
        <draw:text-box/>
      </draw:frame>
      <draw:frame presentation:style-name="Blue_5f_Curve1-outline1" draw:layer="backgroundobjects" svg:width="25.199cm" svg:height="9.134cm" svg:x="1.4cm" svg:y="3.685cm" presentation:class="outline" presentation:placeholder="true">
        <draw:text-box/>
      </draw:frame>
      <draw:frame presentation:style-name="Mpr5" draw:text-style-name="MP8" draw:layer="backgroundobjects" svg:width="6.523cm" svg:height="1.086cm" svg:x="1.4cm" svg:y="14.348cm" presentation:class="date-time">
        <draw:text-box>
          <text:p text:style-name="MP7"><text:span text:style-name="MT2"><presentation:date-time/></text:span></text:p>
        </draw:text-box>
      </draw:frame>
      <draw:frame presentation:style-name="Mpr5" draw:text-style-name="MP10" draw:layer="backgroundobjects" svg:width="8.875cm" svg:height="1.086cm" svg:x="9.576cm" svg:y="14.348cm" presentation:class="footer">
        <draw:text-box>
          <text:p text:style-name="MP9"><text:span text:style-name="MT2"><presentation:footer/></text:span></text:p>
        </draw:text-box>
      </draw:frame>
      <draw:frame presentation:style-name="Mpr5" draw:text-style-name="MP12" draw:layer="backgroundobjects" svg:width="6.523cm" svg:height="1.086cm" svg:x="20.076cm" svg:y="14.348cm" presentation:class="page-number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5.265cm" svg:height="10.476cm" svg:x="3.161cm" svg:y="2.123cm" presentation:class="page"/>
        <draw:frame presentation:style-name="Blue_5f_Curve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8" draw:layer="backgroundobjects" svg:width="9.369cm" svg:height="1.396cm" svg:x="0cm" svg:y="0cm" presentation:class="header">
          <draw:text-box>
            <text:p text:style-name="MP7"><text:span text:style-name="MT2"><presentation:header/></text:span></text:p>
          </draw:text-box>
        </draw:frame>
        <draw:frame presentation:style-name="Mpr6" draw:text-style-name="MP12" draw:layer="backgroundobjects" svg:width="9.369cm" svg:height="1.396cm" svg:x="12.219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7" draw:text-style-name="MP8" draw:layer="backgroundobjects" svg:width="9.369cm" svg:height="1.396cm" svg:x="0cm" svg:y="26.543cm" presentation:class="footer">
          <draw:text-box>
            <text:p text:style-name="MP7"><text:span text:style-name="MT2"><presentation:footer/></text:span></text:p>
          </draw:text-box>
        </draw:frame>
        <draw:frame presentation:style-name="Mpr7" draw:text-style-name="MP12" draw:layer="backgroundobjects" svg:width="9.369cm" svg:height="1.396cm" svg:x="12.219cm" svg:y="26.543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Marco PÉTRÍ</meta:initial-creator>
    <meta:creation-date>2020-02-11T20:56:43.565000000</meta:creation-date>
    <dc:date>2020-02-13T21:08:15.172000000</dc:date>
    <dc:creator>Marco PÉTRÍ</dc:creator>
    <meta:editing-duration>PT3H21M19S</meta:editing-duration>
    <meta:editing-cycles>35</meta:editing-cycles>
    <meta:generator>LibreOffice/6.3.2.2$Windows_X86_64 LibreOffice_project/98b30e735bda24bc04ab42594c85f7fd8be07b9c</meta:generator>
    <meta:document-statistic meta:object-count="103"/>
  </office:meta>
</office:document-meta>
</file>